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ł Andrzejewski M1SID <text:tab/><text:tab/><text:tab/><text:tab/><text:tab/><text:tab/> <text:s text:c="6"/>23.01.2011 Warszawa</text:p>
      <text:p text:style-name="Standard">Szymon Jabłoński M1ISI</text:p>
      <text:p text:style-name="Standard"/>
      <text:p text:style-name="Standard"/>
      <text:p text:style-name="P2">Podstawy Sztucznej Inteligencji</text:p>
      <text:p text:style-name="P2"/>
      <text:p text:style-name="P11">Projekt „Gomoku(GD3 – Kółko i krzyżyk)”</text:p>
      <text:p text:style-name="P11">Dokumentacja końcowa</text:p>
      <text:p text:style-name="P1"/>
      <text:p text:style-name="P3">Decyzje projektowe:</text:p>
      <text:p text:style-name="P3"/>
      <text:list xml:id="list665540581" text:style-name="L1">
        <text:list-item>
          <text:p text:style-name="P8">Zamiast klasycznej gry w kółko i krzyżyk postanowiliśmy napisać pierwowzór tej gry – japońskie Gomoku.</text:p>
        </text:list-item>
        <text:list-item>
          <text:p text:style-name="P8">Tradycyjne Gomoku rozgrywa się na planszy 19 na 19. Zasady są prawie identyczne jak w grze w kółko i krzyżyk. Istnieje kilka zbiorów zasad gry w Gomoku (towarzyskie, turniejowe, klasyczne, szybkie itp.). W naszym projekcie zaimplementowaliśmy następujące reguły:</text:p>
          <text:list>
            <text:list-item>
              <text:p text:style-name="P8">ruchy graczy wykonywane są naprzemiennie;</text:p>
            </text:list-item>
            <text:list-item>
              <text:p text:style-name="P8">jeden z graczy dysponuje czarnymi kamieniami, drugi białymi;</text:p>
            </text:list-item>
            <text:list-item>
              <text:p text:style-name="P8">pierwszy ruch wykonuje gracz posiadający czarny kamień;</text:p>
            </text:list-item>
            <text:list-item>
              <text:p text:style-name="P8">pierwszy ruch musi zawsze rozpocząć się w środku planszy;</text:p>
            </text:list-item>
            <text:list-item>
              <text:p text:style-name="P8">kamień musi zostać umieszczony na przecięciu linii narysowanych na planszy;</text:p>
            </text:list-item>
            <text:list-item>
              <text:p text:style-name="P8">plansza jest kwadratowa, o nieparzystej liczbie przecięć.</text:p>
            </text:list-item>
          </text:list>
        </text:list-item>
        <text:list-item>
          <text:p text:style-name="P8">Wykorzystany algorytm sztucznej inteligencji to Alfa-beta z iteracyjnym pogłębianiem, jednak można również wybrać klasyczną wersję algorytmu Alfa-beta z jawnie określoną głębokością przeszukiwania.</text:p>
        </text:list-item>
        <text:list-item>
          <text:p text:style-name="P8">Projekt postanowiliśmy zrealizować w języku Python z wykorzystaniem biblioteki PyQt wykorzystującej Qt w wersji 4.7, co ułatwia opracowanie kodu przenośnego między systemami. Wybór ten spowodowany był chęcią poznania dokładniej języka Python i napisania w nim coś więcej niż krótkie skrypty oraz nauka wykorzystania biblioteki Qt korzystając z innego języka niż C++. Po zrealizowaniu projektu możemy stwierdzić, że pisanie GUI w Pythonie jest znacznie przyjemniejsze i szybsze niż w języku C++.</text:p>
        </text:list-item>
        <text:list-item>
          <text:p text:style-name="P8">W celu zadbania o faktyczną przenośność aplikacji, projekt rozwijany i testowany był na różnych konfiguracjach sprzętowych: laptopie z systemem GNU/Linux oraz netbookiem z systemem Windows XP.</text:p>
        </text:list-item>
        <text:list-item>
          <text:p text:style-name="P8">Użytkownikowi gry postawiliśmy możliwość konfiguracji ustawień gry: rozmiaru planszy w zakresie 7 na 7 do 25 na 25, wyboru gracza rozpoczynającego grę – uzależnioną od wybranego koloru kamienia oraz parametry algorytmu – maksymalny czas, głębokość oraz wybór między stosowanym ograniczeniem.</text:p>
        </text:list-item>
        <text:list-item>
          <text:p text:style-name="P8">Jako, że realizowany projekt jest interaktywną grą, zastanowiliśmy się dokładnie nad strukturą aplikacji. W wyniku wykorzystywania frameworku tworzącego własny wątek GUI oraz zważając na turowy charakter rozgrywki postanowiliśmy główną pętlę gry zrealizować wykorzystując wzorzec projektowe Stan (szczegóły w opisie struktury projektu); </text:p>
        </text:list-item>
        <text:list-item>
          <text:p text:style-name="P8">Komentarze oraz kod projektu napisany został w języku angielskim;</text:p>
        </text:list-item>
        <text:list-item>
          <text:p text:style-name="P5"><text:span text:style-name="T1">Wykorzystywaliśmy repozytorium SVN ( </text:span><text:a xlink:type="simple" xlink:href="http://gomoku-pszt.googlecode.com/"><text:span text:style-name="T1">http://gomoku-pszt.googlecode.com</text:span></text:a><text:span text:style-name="T1"> );</text:span></text:p>
        </text:list-item>
      </text:list>
      <text:p text:style-name="P4"/>
      <text:p text:style-name="P3">Instrukcja użytkowania:</text:p>
      <text:list xml:id="list1288662965" text:style-name="L2">
        <text:list-item>
          <text:p text:style-name="P9">W celu uruchomienia programu niezbędne jest posiadanie zainstalowanego interpretera Pythona w wersji 2.7 oraz biblioteki PyQt.</text:p>
        </text:list-item>
        <text:list-item>
          <text:p text:style-name="P9"><text:soft-page-break/>Uruchomienie aplikacji polega na przekazanie interpretatorowi skryptu main.py będącego punktem wejściowym gry.</text:p>
        </text:list-item>
        <text:list-item text:start-value="1">
          <text:p text:style-name="P9">Aplikacja otrzymała przejrzysty i prosty graficzny interfejs użytkownika <text:s/>wyposażony w Menu oraz StatusBar.</text:p>
        </text:list-item>
        <text:list-item>
          <text:p text:style-name="P9">W Menu znajdują się dwie zakładki: Game oraz Help. W dziale Help znajdują się informacje o projekcie oraz Qt. W dziale Game użytkownik otrzymuje trzy możliwości: uruchomienie nowej gry: New game, przejście do konfiguracji gry: Options oraz zamknięcie gry: Exit game.</text:p>
        </text:list-item>
        <text:list-item>
          <text:p text:style-name="P9">Poruszać po Menu możemy również przy użyciu skrótów klawiszowych opisanych w Menu: New game → Ctrl + N, Options → Ctrl + O, Exit → Ctrl + Q lub Esc, About → Ctrl + A, AboutQt → Ctrl + T.</text:p>
        </text:list-item>
        <text:list-item>
          <text:p text:style-name="P9">W zakładce Options konfigurować możemy rozmiar planszy, maksymalny czas przeszukiwania, maksymalną głębokość przeszukiwania oraz dokonać możemy wyboru kamienia oraz stosowanego ograniczenia algorytmu.</text:p>
        </text:list-item>
        <text:list-item>
          <text:p text:style-name="P9">Plansza gry została zrealizowana na wzór tej znanej z gry Gomoku. Kamienie można kłaść na wierzchołkach, klikając w nie myszą (pamiętać należy o ograniczenia wynikających z zasad gry!).</text:p>
        </text:list-item>
        <text:list-item>
          <text:p text:style-name="P9">W każdej chwili gracz może zrezygnować z obecnej gry i rozpocząć nową grę klikając New game.</text:p>
        </text:list-item>
        <text:list-item>
          <text:p text:style-name="P9">Po zakończonej grze wyświetlane jest okienko GameOver informujące o zwycięzcy oraz zaopatrzone w przycisk Exit zamykający aplikację.</text:p>
        </text:list-item>
      </text:list>
      <text:p text:style-name="P4"/>
      <text:p text:style-name="P3">Struktura programu:</text:p>
      <text:list xml:id="list531386532" text:style-name="L3">
        <text:list-item>
          <text:p text:style-name="P10">Aplikacja zrealizowana została w prostej architekturze Model – View.</text:p>
        </text:list-item>
        <text:list-item>
          <text:p text:style-name="P10">Składa się z 4 plików *.py.</text:p>
        </text:list-item>
        <text:list-item>
          <text:p text:style-name="P10">Zawartość poszczególnych plików źródłowych jest następująca:</text:p>
          <text:list>
            <text:list-item>
              <text:p text:style-name="P10">main.py – punkt wejściowy aplikacji. Odpowiedzialny za stworzenie głównego okna aplikacji i wyświetlenia go;</text:p>
            </text:list-item>
            <text:list-item>
              <text:p text:style-name="P10">GameWindow.py – największy plik aplikacji, odpowiedzialny za inicjowanie gry i GUI aplikacji, czyli View naszego projektu. Zawiera całą strukturę okna gry oraz wszelkie sloty obsługujących zdarzenia wywołane czynnościami użytkownika. Ponadto tworzy planszę i pozwala rozpocząć grę;</text:p>
            </text:list-item>
            <text:list-item>
              <text:p text:style-name="P10">GameBoard.py – model naszej aplikacji, zawiera strukturę planszy, metody dodawania ruchu, walidacji poprawności oraz wykrywania końca rozgrywki;</text:p>
            </text:list-item>
            <text:list-item>
              <text:p text:style-name="P10">GameState.py – wspomnianą już pętlę gry postanowiliśmy zrealizować korzystając z wzorca State. Plik zawiera abstrakcyjną, bazowa klasę GameState oraz dziedziczące po niej klasy stanu gry:</text:p>
              <text:list>
                <text:list-item>
                  <text:p text:style-name="P10">IdleState – stan bezczynność inicjowany na starcie gry, przed wybraniem New game oraz po wykryciu końca gry. Nie pozwala graczowi ani sztucznej inteligencji na stawianie kamieni.</text:p>
                </text:list-item>
                <text:list-item>
                  <text:p text:style-name="P10">PlayerMoveState – stan tury gracza, umożliwia graczowi stawianie kamieni na planszy;</text:p>
                </text:list-item>
                <text:list-item>
                  <text:p text:style-name="P10">AIMoveState – stan tury komputera, w tym miejscu zaczyna działać napisany algorytm alfa-beta z iteracyjnym pogłębianiem;</text:p>
                </text:list-item>
              </text:list>
            </text:list-item>
          </text:list>
        </text:list-item>
      </text:list>
      <text:p text:style-name="P4"/>
      <text:p text:style-name="P3">Wnioski dotyczące rezultatów:</text:p>
      <text:list xml:id="list1429102376" text:style-name="L4">
        <text:list-item>
          <text:p text:style-name="P6">Algorytm Alfa-beta jest dobrym wyborem w przypadku prostych deterministycznych gier – jest łatwy w zrozumieniu i implementacji, a jednocześnie umożliwia dodanie nowych funkcjonalności.</text:p>
        </text:list-item>
        <text:list-item>
          <text:p text:style-name="P6">Kluczowe dla jakości rozgrywki jest dobranie dobrej funkcji heurystycznej oceniającej <text:soft-page-break/>każdy stan gry.</text:p>
        </text:list-item>
        <text:list-item>
          <text:p text:style-name="P6">Zastosowanie operacji niższego poziomu (na przykład operacje na wskaźnikach) znacznie przyspieszyłyby działanie gry. Język interpretowany taki jak Python słabo sprawdza się pod kątem szybkości.</text:p>
        </text:list-item>
        <text:list-item>
          <text:p text:style-name="P6">Przyspieszenie działania algorytmu można również osiągnąć przez heurystyczne wyznaczenie kolejności przeszukiwania stanów, na przykład zaczynając od takich, które w przeszłości doprowadziły do dobrego ruch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Jabłoński</meta:initial-creator>
    <meta:creation-date>2011-01-23T16:21:42.68</meta:creation-date>
    <meta:generator>LibreOffice/3.3$Linux LibreOffice_project/330m19$Build-5</meta:generator>
    <dc:date>2011-01-23T22:35:12</dc:date>
    <meta:editing-duration>PT5H20M42S</meta:editing-duration>
    <meta:editing-cycles>55</meta:editing-cycles>
    <meta:document-statistic meta:table-count="0" meta:image-count="0" meta:object-count="0" meta:page-count="3" meta:paragraph-count="47" meta:word-count="835" meta:character-count="6002"/>
  </office:meta>
</office:document-meta>
</file>